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2a6099"/>
      <style:paragraph-properties fo:text-align="center"/>
      <style:text-properties fo:font-size="12pt"/>
    </style:style>
    <style:style style:name="P4" style:family="paragraph">
      <loext:graphic-properties draw:fill-color="#99ff66" draw:opacity="25%"/>
      <style:paragraph-properties fo:text-align="center"/>
      <style:text-properties fo:font-size="12pt"/>
    </style:style>
    <style:style style:name="P5" style:family="paragraph">
      <loext:graphic-properties draw:fill-color="#ff660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ff6600" draw:opacity="100%"/>
      <style:paragraph-properties fo:text-align="center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ff6600"/>
      <style:paragraph-properties fo:text-align="center"/>
      <style:text-properties fo:font-size="12pt"/>
    </style:style>
    <style:style style:name="P9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2a6099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14" draw:name="Shape 50" draw:style-name="gr5" draw:text-style-name="P6" svg:width="0.1343in" svg:height="0.1343in" svg:x="6.5492in" svg:y="0.418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4" draw:style-name="gr6" draw:text-style-name="P7" svg:width="0.1335in" svg:height="0.1335in" svg:x="4.0457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8" draw:text-style-name="P9" svg:width="0.1335in" svg:height="0.1335in" svg:x="0.8862in" svg:y="0.4201in"><text:p/><draw:enhanced-geometry svg:viewBox="0 0 21600 21600" draw:type="rectangle" draw:enhanced-path="M 0 0 L 21600 0 21600 21600 0 21600 0 0 Z N"/></draw:custom-shape><draw:custom-shape text:anchor-type="paragraph" draw:z-index="17" draw:name="Shape 1" draw:style-name="gr1" draw:text-style-name="P3" svg:width="0.1335in" svg:height="0.1335in" svg:x="2.1492in" svg:y="0.418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7" draw:text-style-name="P8" svg:width="0.1335in" svg:height="0.1335in" svg:x="0.229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3" draw:style-name="gr3" draw:text-style-name="P4" svg:width="0.1335in" svg:height="0.1335in" svg:x="0.2382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4" draw:style-name="gr1" draw:text-style-name="P3" svg:width="0.1335in" svg:height="0.1335in" svg:x="0.236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1" draw:name="Shape 6" draw:style-name="gr2" draw:text-style-name="P3" svg:width="0.1343in" svg:height="0.1343in" svg:x="0.2138in" svg:y="0.182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6" draw:text-style-name="P7" svg:width="0.1335in" svg:height="0.1335in" svg:x="0.233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7" draw:style-name="gr7" draw:text-style-name="P8" svg:width="0.1335in" svg:height="0.1335in" svg:x="0.2354in" svg:y="0.18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2" draw:style-name="gr3" draw:text-style-name="P4" svg:width="0.1335in" svg:height="0.1335in" svg:x="0.2244in" svg:y="0.175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7" draw:text-style-name="P8" svg:width="0.1335in" svg:height="0.1335in" svg:x="0.2161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9" draw:text-style-name="P4" svg:width="0.1343in" svg:height="0.1343in" svg:x="0.2437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7" draw:style-name="gr1" draw:text-style-name="P3" svg:width="0.1335in" svg:height="0.1335in" svg:x="0.2382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48" draw:style-name="gr6" draw:text-style-name="P7" svg:width="0.1335in" svg:height="0.1335in" svg:x="0.237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6" draw:text-style-name="P7" svg:width="0.1335in" svg:height="0.1335in" svg:x="0.2457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7" draw:text-style-name="P8" svg:width="0.1335in" svg:height="0.1335in" svg:x="0.2417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49" draw:style-name="gr3" draw:text-style-name="P4" svg:width="0.1335in" svg:height="0.1335in" svg:x="0.250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8" draw:name="Shape 2" draw:style-name="gr1" draw:text-style-name="P3" svg:width="0.1335in" svg:height="0.1335in" svg:x="0.2311in" svg:y="0.156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3" draw:text-style-name="P4" svg:width="0.1335in" svg:height="0.1335in" svg:x="0.2508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5" draw:style-name="gr1" draw:text-style-name="P3" svg:width="0.1335in" svg:height="0.1335in" svg:x="0.2429in" svg:y="0.157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5" draw:style-name="gr6" draw:text-style-name="P7" svg:width="0.1335in" svg:height="0.1335in" svg:x="0.2516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51" draw:style-name="gr4" draw:text-style-name="P5" svg:width="0.1335in" svg:height="0.1335in" svg:x="0.2374in" svg:y="0.162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9:18:48.264919265</dc:date>
    <meta:editing-duration>PT1H18M39S</meta:editing-duration>
    <meta:editing-cycles>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